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6) rotate (-1.97309471937959) translate (5.33428883552821cm 3.53985898354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3) rotate (-1.18577669380495) translate (5.59204134706709cm 3.02896178053831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7871670420358cm 5.7096243791604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51579114539899cm 3.31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4) rotate (-2.1556561591382) translate (3.593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765777377039cm 7.2186151038323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662447873229cm 5.864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4.10362398526101cm 6.70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741cm" svg:height="1.715cm" svg:x="4.157cm" svg:y="1.9cm" svg:viewBox="0 0 1742 1716" svg:d="M863 1217c305 28 507-91 465-289s-182-446-444-441-419 131-477 333 151 369 456 397zM1741 769c21 456-277 892-915 942s-856-322-823-784 457-873 932-923c474-49 785 309 806 76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38:35.748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